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.018cm" style:auto-text-indent="false"/>
    </style:style>
    <style:style style:name="P3" style:family="paragraph" style:parent-style-name="Text_20_body">
      <style:text-properties fo:color="#ff0000" loext:opacity="100%" fo:language="hu" fo:country="HU" officeooo:rsid="0020200f" officeooo:paragraph-rsid="0020200f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color="#ff0000" loext:opacity="100%" fo:language="hu" fo:country="HU" officeooo:rsid="0020200f" officeooo:paragraph-rsid="0020200f"/>
    </style:style>
    <style:style style:name="P5" style:family="paragraph" style:parent-style-name="Text_20_body">
      <style:paragraph-properties fo:margin-left="0cm" fo:margin-right="0cm" fo:text-indent="0.018cm" style:auto-text-indent="false"/>
      <style:text-properties fo:color="#ff0000" loext:opacity="100%" fo:language="hu" fo:country="HU" officeooo:rsid="00217938" officeooo:paragraph-rsid="00217938"/>
    </style:style>
    <style:style style:name="P6" style:family="paragraph" style:parent-style-name="Text_20_body">
      <style:paragraph-properties fo:margin-left="0cm" fo:margin-right="0cm" fo:text-indent="0.018cm" style:auto-text-indent="false"/>
      <style:text-properties fo:color="#ff0000" loext:opacity="100%" fo:language="hu" fo:country="HU" officeooo:rsid="0021aac1" officeooo:paragraph-rsid="0021aac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Multiple Translations</text:h>
      <text:p text:style-name="P3">Alternatív fordítások </text:p>
      <text:p text:style-name="P1">A source segment that appears in multiple locations in the project may require several different translations depending on context.</text:p>
      <text:p text:style-name="P4">Egy forrásszövegben levő szegmens, amelyik több helyen jelenik meg a projektben, a szövegkörnyezet függvényében különböző jelentésekkel bírhat.</text:p>
      <text:p text:style-name="P2">Use <text:a xlink:type="simple" xlink:href="https://omegat.sourceforge.io/manual-standard/en/chapter.menus.html#menus.edit" text:style-name="Internet_20_link" text:visited-style-name="Visited_20_Internet_20_Link">Edit </text:a><text:a xlink:type="simple" xlink:href="https://omegat.sourceforge.io/manual-standard/en/chapter.menus.html#menus.edit.create.alternative.translation" text:style-name="Internet_20_link" text:visited-style-name="Visited_20_Internet_20_Link">Create Alternative Translation </text:a>to register an alternative translation if the current translation of the segment is not suitable. The entered translation will then be treated as an alternative translation of the source segment.</text:p>
      <text:p text:style-name="P5">Kattints a <text:span text:style-name="T1">Szerkesztés – Alternatív fordítás létrehozása</text:span><text:span text:style-name="T2"> parancsra, hogy regisztrálj egy alternatív fordítást, ha a szegmens fordítása az aktuális szövegkörnyezetben nem megfelelő. Az ilyen módon bevitt fordítás a forrásszegmens alternatív fordításaként lesz kezelve.</text:span></text:p>
      <text:p text:style-name="P2">Use <text:a xlink:type="simple" xlink:href="https://omegat.sourceforge.io/manual-standard/en/chapter.menus.html#menus.edit" text:style-name="Internet_20_link" text:visited-style-name="Visited_20_Internet_20_Link">Edit </text:a><text:a xlink:type="simple" xlink:href="https://omegat.sourceforge.io/manual-standard/en/chapter.menus.html#menus.edit.use.as.default.translation" text:style-name="Internet_20_link" text:visited-style-name="Visited_20_Internet_20_Link">Use as Default Translation </text:a>to define one of the alternatives—the most common or likely, for instance—as the default translation.</text:p>
      <text:p text:style-name="P6">Kattints a <text:span text:style-name="T1">Szerkesztés – Beállítás alapértelmezett fordításként</text:span><text:span text:style-name="T2"> parancsra annak érdekében, hogy az alternatív fordítások egyikét – általában azt, amelyik a leggyakrabban fordulhat elő – beállítsd alapértelmezett fordításként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o" fo:country="RO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o" fo:country="RO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2T07:25:57.397000000</meta:creation-date>
    <dc:date>2023-12-02T07:32:34.540000000</dc:date>
    <meta:editing-duration>PT6M36S</meta:editing-duration>
    <meta:editing-cycles>4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8" meta:word-count="154" meta:character-count="1181" meta:non-whitespace-character-count="1032"/>
  </office:meta>
</office:document-meta>
</file>